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Text_20_body">
      <style:paragraph-properties fo:margin-top="0cm" fo:margin-bottom="0.25cm" loext:contextual-spacing="false" fo:text-align="justify" style:justify-single-word="false"/>
      <style:text-properties style:font-name="Liberation Serif" fo:language="en" fo:country="US" officeooo:paragraph-rsid="003989b6"/>
    </style:style>
    <style:style style:name="P3"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fo:font-style="normal" officeooo:rsid="003989b6" officeooo:paragraph-rsid="003989b6" style:font-style-asian="normal" style:font-style-complex="normal"/>
    </style:style>
    <style:style style:name="P4"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dd58d" officeooo:paragraph-rsid="003dd58d"/>
    </style:style>
    <style:style style:name="P5"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413530" officeooo:paragraph-rsid="00413530"/>
    </style:style>
    <style:style style:name="P6"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42a25f" officeooo:paragraph-rsid="0042a25f"/>
    </style:style>
    <style:style style:name="P7" style:family="paragraph" style:parent-style-name="Heading">
      <style:paragraph-properties fo:text-align="center" style:justify-single-word="false"/>
      <style:text-properties style:font-name="Liberation Serif" fo:font-size="16pt" fo:language="en" fo:country="US" fo:font-style="normal" officeooo:rsid="0015c905" officeooo:paragraph-rsid="003989b6" style:font-size-asian="16pt" style:font-style-asian="normal" style:font-size-complex="16pt" style:font-style-complex="normal"/>
    </style:style>
    <style:style style:name="P8"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3989b6" officeooo:paragraph-rsid="003989b6"/>
    </style:style>
    <style:style style:name="P9" style:family="paragraph" style:parent-style-name="Text_20_body">
      <style:paragraph-properties fo:text-align="justify" style:justify-single-word="false">
        <style:tab-stops>
          <style:tab-stop style:position="0.377cm"/>
        </style:tab-stops>
      </style:paragraph-properties>
      <style:text-properties fo:language="en" fo:country="US" officeooo:rsid="003989b6" officeooo:paragraph-rsid="003989b6"/>
    </style:style>
    <style:style style:name="P10" style:family="paragraph" style:parent-style-name="Text_20_body">
      <style:paragraph-properties fo:text-align="justify" style:justify-single-word="false">
        <style:tab-stops>
          <style:tab-stop style:position="0.377cm"/>
        </style:tab-stops>
      </style:paragraph-properties>
      <style:text-properties fo:language="en" fo:country="US" officeooo:rsid="003f8248" officeooo:paragraph-rsid="003f8248"/>
    </style:style>
    <style:style style:name="P11"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2"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3"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4"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5"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6" style:family="paragraph" style:parent-style-name="Heading_20_1">
      <style:text-properties style:font-name="Liberation Serif" fo:language="en" fo:country="US" officeooo:rsid="0028c13c" officeooo:paragraph-rsid="00132a4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style="normal" officeooo:rsid="0036efea" style:font-style-asian="normal" style:font-style-complex="normal"/>
    </style:style>
    <style:style style:name="T3" style:family="text">
      <style:text-properties fo:font-style="normal" officeooo:rsid="0038331d" style:font-style-asian="normal" style:font-style-complex="normal"/>
    </style:style>
    <style:style style:name="T4" style:family="text">
      <style:text-properties fo:font-style="normal" officeooo:rsid="0014c3c8" style:font-style-asian="normal" style:font-style-complex="normal"/>
    </style:style>
    <style:style style:name="T5" style:family="text">
      <style:text-properties fo:font-style="normal" officeooo:rsid="0015c905" style:font-style-asian="normal" style:font-style-complex="normal"/>
    </style:style>
    <style:style style:name="T6" style:family="text">
      <style:text-properties officeooo:rsid="003f8248"/>
    </style:style>
    <style:style style:name="T7" style:family="text">
      <style:text-properties officeooo:rsid="004363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 pattern language for scalable microservices-based systems</text:p>
      <text:h text:style-name="P15" text:outline-level="1">Main idea</text:h>
      <text:h text:style-name="P11" text:outline-level="2" text:restart-numbering="true" text:start-value="-1">State of problem</text:h>
      <text:p text:style-name="P8">This article addresses the problem of organizing the existing design patterns for scalability of microservice-based systems.</text:p>
      <text:h text:style-name="P13" text:outline-level="2">Why it's an interesting problem</text:h>
      <text:p text:style-name="P9">Microservices are an emerging distributed architectural style to build highly scalable Web systems. Many design patterns have been proposed for microservices, and some of them for scalability, but this growing corpus has not yet been organized as a coherent, easy-to-use pattern language to address specific quality attributes or non-functional requirements, which limits their potential for actual usage.</text:p>
      <text:p text:style-name="P10">The techniques to build microservices-based systems including quite a few design patterns haven’t been organized yet as pattern languages to address specific quality attributes (QA’s) or non-functional requirements (NFR’s), which limits their potential for actual usage.</text:p>
      <text:h text:style-name="P12" text:outline-level="2">What solution that is proposed achieves</text:h>
      <text:p text:style-name="P1">The <text:span text:style-name="T1">key contributions</text:span> of this paper are as follows:</text:p>
      <text:list xml:id="list7738346947236599922" text:style-name="L1">
        <text:list-item>
          <text:p text:style-name="P3">A preliminary list of microservices architecture patterns for scalability</text:p>
        </text:list-item>
        <text:list-item>
          <text:p text:style-name="P3">A principled patterns taxonomy consisting of scalability dimensions, pattern categories, architectural patterns, and architectural decompositions, for scalability requirements</text:p>
        </text:list-item>
        <text:list-item>
          <text:p text:style-name="P3">A pattern language to build high-scalable microservices based systems</text:p>
        </text:list-item>
      </text:list>
      <text:p text:style-name="P5">This article selected scalability-related patterns from a previously published patterns list, and proposed a pattern language organized around the three well known scalability “axis”: X-axis (“layers”), Y-axis (“components”), Z-axis (“shards”). The pattern categories were identified, one per axis: load balancer patterns, decomposition patterns, and grouping patterns. Each pattern category was associated to a characteristic element of microservices-bases systems.</text:p>
      <text:p text:style-name="P6">The article also presents how to use the patterns language in actual project with the steps which are intuitive and can be applied until the desired system is obtained. <text:span text:style-name="T6">This pattern language use is illustrated with a case study of documenting the architecture of a real-time bus position capturing application.</text:span></text:p>
      <text:h text:style-name="P14" text:outline-level="2">What follows from the solutions</text:h>
      <text:p text:style-name="P4">The main advantage of this pattern language is to provide a common architectural vocabulary for decisions about scalability of microservices-based applications. It can be used as a design tool supporting architects in identifying relevant patterns, and as a documentation tool providing a <text:soft-page-break/>means to express a design rationale of specific design decisions anchored on specific kinds of scalability.</text:p>
      <text:h text:style-name="P16" text:outline-level="1">References</text:h>
      <text:p text:style-name="P2"><text:span text:style-name="T2">[1] </text:span><text:span text:style-name="T5">G. Márquez, M. Villegas, H.Astudillo, </text:span><text:span text:style-name="T3">"</text:span><text:span text:style-name="T5">A pattern language for scalable microservices-based systems</text:span><text:span text:style-name="T3">",</text:span><text:span text:style-name="T5"> 12th ECSA, 12th workshop on distributed software development, software ecosystems and systems-of-systems (WDES), 24:1-24:7, </text:span><text:span text:style-name="T4">September,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5T12:08:12.310284347</dc:date>
    <dc:creator>YUWEI WANG</dc:creator>
    <meta:editing-duration>P1DT4H31M33S</meta:editing-duration>
    <meta:editing-cycles>43</meta:editing-cycles>
    <meta:generator>LibreOffice/4.3.3.2$Linux_X86_64 LibreOffice_project/430m0$Build-2</meta:generator>
    <meta:document-statistic meta:table-count="0" meta:image-count="0" meta:object-count="0" meta:page-count="2" meta:paragraph-count="18" meta:word-count="387" meta:character-count="2808" meta:non-whitespace-character-count="2436"/>
  </office:meta>
</office:document-meta>
</file>